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4f3a" officeooo:paragraph-rsid="00134f3a"/>
    </style:style>
    <style:style style:name="P2" style:family="paragraph" style:parent-style-name="Standard">
      <style:text-properties officeooo:rsid="00152c81" officeooo:paragraph-rsid="00152c8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 1:</text:p>
      <text:p text:style-name="P1">XXXX</text:p>
      <text:p text:style-name="P1"/>
      <text:p text:style-name="P1">Cliente 2:</text:p>
      <text:p text:style-name="P2">ASDASDASD</text:p>
      <text:p text:style-name="P1"/>
      <text:p text:style-name="P1">Cliente 3:</text:p>
      <text:p text:style-name="P2">DFSADFSAD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1T18:08:38.008000000</meta:creation-date>
    <meta:generator>LibreOffice/7.0.1.2$Windows_X86_64 LibreOffice_project/7cbcfc562f6eb6708b5ff7d7397325de9e764452</meta:generator>
    <dc:date>2024-10-16T22:11:59.797000000</dc:date>
    <meta:editing-duration>PT1M1S</meta:editing-duration>
    <meta:editing-cycles>2</meta:editing-cycles>
    <meta:document-statistic meta:table-count="0" meta:image-count="0" meta:object-count="0" meta:page-count="1" meta:paragraph-count="6" meta:word-count="9" meta:character-count="53" meta:non-whitespace-character-count="50"/>
  </office:meta>
</office:document-meta>
</file>